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o stretchy="false">γ</mo>
              <mrow>
                <mi>j</mi>
                <mo stretchy="false">α</mo>
              </mrow>
            </msub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row>
              <mi/>
              <mo stretchy="false">=</mo>
              <mi/>
            </mrow>
            <msub>
              <mo stretchy="false">γ</mo>
              <mrow>
                <mi>j</mi>
                <mo stretchy="false">α</mo>
              </mrow>
            </msub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row>
              <mi/>
              <mo stretchy="false">=</mo>
              <mi/>
            </mrow>
            <mn>0</mn>
            <mi/>
            <mo stretchy="false">∀</mo>
            <mi/>
            <mo stretchy="false">α</mo>
          </mrow>
        </mtd>
      </mtr>
      <mtr>
        <mtd>
          <mrow>
            <msub>
              <mo stretchy="false">γ</mo>
              <mrow>
                <mi>j</mi>
                <mrow>
                  <mo stretchy="false">α</mo>
                  <mo stretchy="false">=</mo>
                  <mn>0</mn>
                </mrow>
              </mrow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≡</mo>
              <mi/>
            </mrow>
            <mn>0</mn>
          </mrow>
        </mtd>
      </mtr>
      <mtr>
        <mtd>
          <mrow>
            <mtext>Damit ist dann zu berechnen:</mtext>
          </mrow>
        </mtd>
      </mtr>
      <mtr>
        <mtd>
          <mrow>
            <mo stretchy="false">δ</mo>
            <mi>S</mi>
            <mrow>
              <mi/>
              <mo stretchy="false">=</mo>
              <mi/>
            </mrow>
            <mi>S</mi>
            <mfenced open="{" close="}">
              <mrow>
                <msub>
                  <mrow>
                    <mstyle mathvariant="bold">
                      <mrow>
                        <mi>q</mi>
                      </mrow>
                    </mstyle>
                  </mrow>
                  <mrow>
                    <mtext>d</mtext>
                    <mo stretchy="false">α</mo>
                  </mrow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−</mo>
              <mi/>
            </mrow>
            <mi>S</mi>
            <mfenced open="{" close="}">
              <mrow>
                <msub>
                  <mrow>
                    <mstyle mathvariant="bold">
                      <mrow>
                        <mi>q</mi>
                      </mrow>
                    </mstyle>
                  </mrow>
                  <mrow>
                    <mn>0</mn>
                  </mrow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sub>
              <mfenced open="(" close=")">
                <mrow>
                  <mfrac>
                    <mrow>
                      <mtext>d</mtext>
                      <mi>S</mi>
                      <mrow>
                        <mo stretchy="false">(</mo>
                        <mrow>
                          <mo stretchy="false">α</mo>
                        </mrow>
                        <mo stretchy="false">)</mo>
                      </mrow>
                    </mrow>
                    <mrow>
                      <mtext>d</mtext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  <mtext>d</mtext>
            <mo stretchy="false">α</mo>
          </mrow>
        </mtd>
      </mtr>
      <mtr>
        <mtd>
          <mrow>
            <mtext>Damit ist die </mtext>
            <mo stretchy="false">δ</mo>
            <mtext>-Variation durch gewöhnliches Differenzieren darstellbar:</mtext>
          </mrow>
        </mtd>
      </mtr>
      <mtr>
        <mtd>
          <mrow>
            <mo stretchy="false">δ</mo>
            <mi/>
            <mstyle mathsize="120%">
              <mrow>
                <mo stretchy="false">⇔</mo>
              </mrow>
            </mstyle>
            <mi/>
            <mtext>d</mtext>
            <mo stretchy="false">α</mo>
            <mfrac>
              <mo stretchy="false">∂</mo>
              <mrow>
                <mo stretchy="false">∂</mo>
                <mo stretchy="false">α</mo>
              </mrow>
            </mfrac>
          </mrow>
        </mtd>
      </mtr>
    </mtable>
    <annotation encoding="StarMath 5.0">%igamma _{j %ialpha} (t_1) `=` %igamma _{j %ialpha} (t_2) `=` 0 ~ forall ` %ialpha newline
%igamma _{j %ialpha = 0} (t) ` equiv ` 0 newline
"Damit ist dann zu berechnen:" newline
%delta S `=` S left lbrace {bold q} _{"d" %ialpha} (t) right rbrace `-` S left lbrace {bold q} _{0} (t) right rbrace `=` left ( alignc {"d" S (%ialpha)} over {"d" %ialpha}  right ) _ {%ialpha = 0} "d" %ialpha newline
"Damit ist die " %delta "-Variation durch gewöhnliches Differenzieren darstellbar:" newline
%delta ~ size*1.2 dlrarrow ~ "d" %ialpha partial over {partial %ialpha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3:12:39.544000000</meta:creation-date>
    <meta:generator>LibreOffice/4.1.4.2$Windows_x86 LibreOffice_project/0a0440ccc0227ad9829de5f46be37cfb6edcf72</meta:generator>
  </office:meta>
</office:document-meta>
</file>